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Roboto Mono" svg:font-family="'Roboto Mono', monospace"/>
    <style:font-face style:name="Roboto" svg:font-family="Roboto, sans-serif"/>
    <style:font-face style:name="Times New Roman" svg:font-family="'Times New Roma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officeooo:rsid="00125733" officeooo:paragraph-rsid="00125733" style:font-size-asian="14pt" style:font-size-complex="16pt"/>
    </style:style>
    <style:style style:name="P2" style:family="paragraph" style:parent-style-name="Standard">
      <style:paragraph-properties fo:text-align="start" style:justify-single-word="false"/>
      <style:text-properties fo:color="#5e8ac7" style:font-name="Liberation Serif" fo:font-size="16pt" fo:font-weight="bold" officeooo:rsid="00125733" officeooo:paragraph-rsid="00125733" style:font-size-asian="14pt" style:font-weight-asian="bold" style:font-size-complex="16pt" style:font-weight-complex="bold"/>
    </style:style>
    <style:style style:name="P3" style:family="paragraph" style:parent-style-name="Standard">
      <style:paragraph-properties fo:text-align="start" style:justify-single-word="false"/>
      <style:text-properties fo:color="#5e8ac7" style:font-name="Liberation Serif" fo:font-size="16pt" fo:font-weight="bold" officeooo:rsid="00125733" officeooo:paragraph-rsid="002529b6" style:font-size-asian="14pt" style:font-weight-asian="bold" style:font-size-complex="16pt" style:font-weight-complex="bold"/>
    </style:style>
    <style:style style:name="P4" style:family="paragraph" style:parent-style-name="Standard">
      <style:paragraph-properties fo:text-align="start" style:justify-single-word="false"/>
      <style:text-properties fo:color="#000000" fo:font-size="16pt" fo:font-weight="normal" officeooo:paragraph-rsid="002529b6"/>
    </style:style>
    <style:style style:name="P5" style:family="paragraph" style:parent-style-name="Standard">
      <style:paragraph-properties fo:text-align="start" style:justify-single-word="false"/>
      <style:text-properties fo:color="#000000" style:font-name="Liberation Serif" fo:font-size="16pt" fo:font-weight="normal" officeooo:rsid="00125733" officeooo:paragraph-rsid="00125733" style:font-size-asian="14pt" style:font-weight-asian="normal" style:font-size-complex="16pt" style:font-weight-complex="normal"/>
    </style:style>
    <style:style style:name="P6" style:family="paragraph" style:parent-style-name="Standard">
      <style:paragraph-properties fo:text-align="start" style:justify-single-word="false"/>
      <style:text-properties fo:color="#000000" style:font-name="Liberation Serif" fo:font-size="16pt" fo:font-weight="normal" officeooo:rsid="00125733" officeooo:paragraph-rsid="002529b6" style:font-size-asian="14pt" style:font-weight-asian="normal" style:font-size-complex="16pt" style:font-weight-complex="normal"/>
    </style:style>
    <style:style style:name="P7" style:family="paragraph" style:parent-style-name="Standard">
      <style:paragraph-properties fo:text-align="start" style:justify-single-word="false"/>
      <style:text-properties fo:color="#000000" style:font-name="Liberation Serif" fo:font-size="16pt" fo:font-weight="normal" officeooo:paragraph-rsid="002529b6"/>
    </style:style>
    <style:style style:name="P8" style:family="paragraph" style:parent-style-name="Standard">
      <style:paragraph-properties fo:text-align="center" style:justify-single-word="false"/>
      <style:text-properties style:font-name="Liberation Serif" fo:font-size="20pt" style:font-size-asian="20pt" style:font-size-complex="20pt"/>
    </style:style>
    <style:style style:name="P9" style:family="paragraph" style:parent-style-name="Standard">
      <style:paragraph-properties fo:text-align="start" style:justify-single-word="false"/>
      <style:text-properties style:font-name="Liberation Serif" fo:font-size="16pt" style:font-size-asian="14pt" style:font-size-complex="16pt"/>
    </style:style>
    <style:style style:name="P10" style:family="paragraph" style:parent-style-name="Standard">
      <style:paragraph-properties fo:text-align="start" style:justify-single-word="false"/>
      <style:text-properties style:font-name="Liberation Serif" fo:font-size="16pt" officeooo:rsid="00125733" officeooo:paragraph-rsid="00125733" style:font-size-asian="14pt" style:font-size-complex="16pt"/>
    </style:style>
    <style:style style:name="P11" style:family="paragraph" style:parent-style-name="Standard">
      <style:paragraph-properties fo:text-align="start" style:justify-single-word="false"/>
      <style:text-properties style:font-name="Liberation Serif" fo:font-size="18pt" style:font-size-asian="18pt" style:font-size-complex="18pt"/>
    </style:style>
    <style:style style:name="P12" style:family="paragraph" style:parent-style-name="Standard">
      <style:paragraph-properties fo:text-align="start" style:justify-single-word="false"/>
      <style:text-properties style:font-name="Liberation Serif" fo:font-size="18pt" officeooo:rsid="00125733" officeooo:paragraph-rsid="00125733" style:font-size-asian="18pt" style:font-size-complex="18pt"/>
    </style:style>
    <style:style style:name="P13" style:family="paragraph" style:parent-style-name="Standard">
      <style:paragraph-properties fo:text-align="start" style:justify-single-word="false"/>
      <style:text-properties style:font-name="Liberation Serif" officeooo:paragraph-rsid="00125733"/>
    </style:style>
    <style:style style:name="P14"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5pt" fo:font-style="normal" style:text-underline-style="none" fo:font-weight="normal" officeooo:rsid="002ddc91" officeooo:paragraph-rsid="0031747a" style:text-blinking="false" fo:background-color="transparent"/>
    </style:style>
    <style:style style:name="P15" style:family="paragraph" style:parent-style-name="Standard">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Times New Roman" fo:font-size="15pt" fo:font-style="normal" style:text-underline-style="none" fo:font-weight="normal" officeooo:rsid="0031747a" officeooo:paragraph-rsid="0031747a" style:text-blinking="false" fo:background-color="transparent"/>
    </style:style>
    <style:style style:name="P16" style:family="paragraph" style:parent-style-name="Text_20_body">
      <style:text-properties fo:font-size="15pt" style:font-size-asian="15pt" style:font-size-complex="15pt"/>
    </style:style>
    <style:style style:name="P17"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style>
    <style:style style:name="P18"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Liberation Serif"/>
    </style:style>
    <style:style style:name="P19"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Liberation Serif" officeooo:rsid="002cb427" officeooo:paragraph-rsid="002cb427"/>
    </style:style>
    <style:style style:name="P20"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Liberation Serif" officeooo:rsid="002cb427" officeooo:paragraph-rsid="0031747a"/>
    </style:style>
    <style:style style:name="P21"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Liberation Serif" officeooo:rsid="002ddc91" officeooo:paragraph-rsid="002ddc91"/>
    </style:style>
    <style:style style:name="P22" style:family="paragraph" style:parent-style-name="Text_20_body">
      <style:paragraph-properties fo:margin-left="0in" fo:margin-right="0in" fo:margin-top="0in" fo:margin-bottom="0in" loext:contextual-spacing="false" fo:line-height="138%" fo:text-indent="0in" style:auto-text-indent="false" style:writing-mode="lr-tb"/>
      <style:text-properties style:font-name="Liberation Serif" officeooo:rsid="002ddc91" officeooo:paragraph-rsid="0031747a"/>
    </style:style>
    <style:style style:name="T1" style:family="text">
      <style:text-properties officeooo:rsid="00125222"/>
    </style:style>
    <style:style style:name="T2" style:family="text">
      <style:text-properties officeooo:rsid="00147230"/>
    </style:style>
    <style:style style:name="T3" style:family="text">
      <style:text-properties officeooo:rsid="00164080"/>
    </style:style>
    <style:style style:name="T4" style:family="text">
      <style:text-properties fo:color="#5e8ac7" fo:font-weight="bold" style:font-weight-asian="bold" style:font-weight-complex="bold"/>
    </style:style>
    <style:style style:name="T5" style:family="text">
      <style:text-properties fo:color="#5e8ac7" fo:font-size="16pt" fo:font-weight="bold" officeooo:rsid="00125733" style:font-size-asian="14pt" style:font-weight-asian="bold" style:font-size-complex="16pt" style:font-weight-complex="bold"/>
    </style:style>
    <style:style style:name="T6" style:family="text">
      <style:text-properties officeooo:rsid="0016cffd"/>
    </style:style>
    <style:style style:name="T7" style:family="text">
      <style:text-properties officeooo:rsid="001893d8"/>
    </style:style>
    <style:style style:name="T8" style:family="text">
      <style:text-properties fo:color="#000000" fo:font-size="16pt" fo:font-weight="normal" officeooo:rsid="00125733" style:font-size-asian="14pt" style:font-weight-asian="normal" style:font-size-complex="16pt" style:font-weight-complex="normal"/>
    </style:style>
    <style:style style:name="T9" style:family="text">
      <style:text-properties fo:color="#000000" fo:font-size="16pt" fo:font-weight="normal" officeooo:rsid="00234dbb" style:font-size-asian="14pt" style:font-weight-asian="normal" style:font-size-complex="16pt" style:font-weight-complex="normal"/>
    </style:style>
    <style:style style:name="T10" style:family="text">
      <style:text-properties fo:font-variant="normal" fo:text-transform="none" style:text-line-through-style="none" style:text-line-through-type="none" fo:font-size="15pt" fo:font-style="normal" style:text-underline-style="none" style:text-blinking="false" fo:background-color="transparent" loext:char-shading-value="0"/>
    </style:style>
    <style:style style:name="T11" style:family="text">
      <style:text-properties fo:font-variant="normal" fo:text-transform="none" style:text-line-through-style="none" style:text-line-through-type="none" fo:font-size="15pt" fo:font-style="normal" style:text-underline-style="none" officeooo:rsid="002b98bc" style:text-blinking="false" fo:background-color="transparent" loext:char-shading-value="0"/>
    </style:style>
    <style:style style:name="T12" style:family="text">
      <style:text-properties fo:font-variant="normal" fo:text-transform="none" style:text-line-through-style="none" style:text-line-through-type="none" style:font-name="Liberation Serif" fo:font-size="15pt" fo:font-style="normal" style:text-underline-style="none" officeooo:rsid="002b98bc" style:text-blinking="false" fo:background-color="transparent" loext:char-shading-value="0"/>
    </style:style>
    <style:style style:name="T13"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style:text-line-through-style="none" style:text-line-through-type="none" fo:font-size="15pt" fo:font-style="normal" style:text-underline-style="none" fo:font-weight="normal" style:text-blinking="false" fo:background-color="transparent" loext:char-shading-value="0" style:font-size-asian="13.1000003814697pt" style:font-size-complex="15pt"/>
    </style:style>
    <style:style style:name="T15" style:family="text">
      <style:text-properties fo:font-variant="normal" fo:text-transform="none" fo:color="#000000" style:text-line-through-style="none" style:text-line-through-type="none" fo:font-size="15pt" fo:font-style="normal" style:text-underline-style="none" fo:font-weight="normal" officeooo:rsid="0031747a" style:text-blinking="false" fo:background-color="transparent" loext:char-shading-value="0" style:font-size-asian="13.1000003814697pt" style:font-size-complex="15pt"/>
    </style:style>
    <style:style style:name="T16" style:family="text">
      <style:text-properties officeooo:rsid="00125733" style:font-size-asian="14pt" style:font-weight-asian="normal" style:font-size-complex="16pt" style:font-weight-complex="normal"/>
    </style:style>
    <style:style style:name="T17" style:family="text">
      <style:text-properties fo:font-size="15pt" style:font-size-asian="13.1000003814697pt" style:font-size-complex="15pt"/>
    </style:style>
    <style:style style:name="T18" style:family="text">
      <style:text-properties style:font-name="Liberation Serif"/>
    </style:style>
    <style:style style:name="T19" style:family="text">
      <style:text-properties style:font-size-asian="13.1000003814697pt" style:font-size-complex="15pt"/>
    </style:style>
    <style:style style:name="T20" style:family="text">
      <style:text-properties officeooo:rsid="0031747a" style:font-size-asian="13.1000003814697pt" style:font-size-complex="15pt"/>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en edX Platform</text:p>
      <text:p text:style-name="P9"/>
      <text:p text:style-name="P11">I. <text:s/>Tổng quan:</text:p>
      <text:p text:style-name="P9">- OpenedX là nền tảng để biên soạn và phân phối khóa học trực tuyến ở nhiều quy mô khác nhau. Nó được viết bằng Python <text:span text:style-name="T1">+ Javascript và dùng Django làm framwork chính. Cấu trúc của nó bao gồm:</text:span></text:p>
      <text:p text:style-name="P10"><text:tab/>+ Monolith làm lõi trung tâm <text:line-break/><text:tab/>+ Các ứng dụng triển khai độc lập (IDAs).<text:line-break/><text:tab/>+ Các Micro - Frontend (MFEs) boeets bằng ReactJS</text:p>
      <text:p text:style-name="P1"><text:span text:style-name="T18">- Repo </text:span><text:a xlink:type="simple" xlink:href="https://github.com/openedx/edx-platform?tab=readme-ov-file#release/teak.1" text:style-name="Internet_20_link" text:visited-style-name="Visited_20_Internet_20_Link"><text:span text:style-name="T18">edx-platform</text:span></text:a><text:span text:style-name="T18"> này là phần trung tâm monolith, nó cung cấp 2 dịch vụ chính là CMS (Studio cho môi trường soạn học) và LMS (hệ thống phân phối và giao diện học tập).</text:span></text:p>
      <text:p text:style-name="P10">- Có nhiều cách để cài đặt và triển khai Open edX, tuy nhiên để đảm bảo ổn định, bảo mật, khả năng scale và sự hỗ trợ cộng đồng thì nên khuyên dùng Production mode. Lý do:</text:p>
      <text:p text:style-name="P10"><text:tab/>+ Production đi kèm với tutor (Docker-based distribution) nên có thể dễ dàng build, tùy biến và nâng cấp. </text:p>
      <text:p text:style-name="P10"><text:tab/>+ Production còn bao gồm logging, monitoring, OAuth config, multiple MFEs → cần cho môi trường thực tế phục vụ học viên.</text:p>
      <text:p text:style-name="P10"><text:tab/>+ Dùng production thì dễ triển khai dài hạn, không phải rebuild lại từ đầu khi mở rộng.</text:p>
      <text:p text:style-name="P10">- Ngoài ra, có thể dùng Development mode để bộ trợ chung với Production mode, dùng khi: developer test, chỉnh sửa code, mở rộng tính năng.</text:p>
      <text:p text:style-name="P10">Dùng cho mục đích phát triển &amp; thử nghiệm, chạy local =&gt; không ổn định cho hệ thống thật.</text:p>
      <text:p text:style-name="P10">- Yêu cầu hệ thống:</text:p>
      <text:p text:style-name="P10"><text:tab/>+ OS: Ubuntu 22/24.04 (tốt nhất 24)</text:p>
      <text:p text:style-name="P10"><text:tab/>+ Python 3.11, Node (xem .nvmrc), MySQL 8.0, Mongo 7.x, Memcached</text:p>
      <text:p text:style-name="P10"><text:tab/><text:span text:style-name="T6">+ RAM tối thiểu 16GB, 4CPU, 30GB dung lượng trống ổ đĩa</text:span></text:p>
      <text:p text:style-name="P10"><text:tab/>+ Yêu cầu cài thêm gói hệ thống khi build Python package (python3-dev, libmysqlclient-dev, …) Ngoài ra còn một số cài đặt nhỏ, có thể tùy biến khi cài đặt thật sự, không quá khó. </text:p>
      <text:p text:style-name="P12">II. Cài đặt và cập nhật:</text:p>
      <text:p text:style-name="P10">a. Before Installing Tutor:</text:p>
      <text:p text:style-name="P10">- Cài đặt trước Docker v2<text:span text:style-name="T3">4.0.5+ (with BuildKit 0.11+)</text:span></text:p>
      <text:p text:style-name="P10">- Docker Compose v2.<text:span text:style-name="T2">0.0+</text:span></text:p>
      <text:p text:style-name="P10">- Note: không nên chạy lệnh <text:span text:style-name="T4">apt-get install docker docker-compose</text:span> trên các bản Ubuntu cũ.</text:p>
      <text:p text:style-name="P2"><text:soft-page-break/><text:tab/><text:bookmark text:name="docs-internal-guid-0babe9bd-7fff-5a68-88f7-c83631c99de3"/><text:span text:style-name="T13">sudo apt install ca-certificates curl gnupg lsb-release -y</text:span></text:p>
      <text:p text:style-name="P10">- Thêm docker GPG key:</text:p>
      <text:p text:style-name="P10"><text:tab/>sudo mkdir -p /etc/apt/keyrings</text:p>
      <text:p text:style-name="P10">curl -fsSL https://download.docker.com/linux/ubuntu/gpg | \</text:p>
      <text:p text:style-name="P10"><text:s text:c="2"/>sudo gpg --dearmor -o /etc/apt/keyrings/docker.gpg</text:p>
      <text:p text:style-name="P10">- Thêm Docker repo vào APT source</text:p>
      <text:p text:style-name="P10">echo \</text:p>
      <text:p text:style-name="P10"><text:s text:c="2"/>"deb [arch=$(dpkg --print-architecture) signed-by=/etc/apt/keyrings/docker.gpg] \</text:p>
      <text:p text:style-name="P10"><text:s text:c="2"/>https://download.docker.com/linux/ubuntu \</text:p>
      <text:p text:style-name="P10"><text:s text:c="2"/>$(lsb_release -cs) stable" | \</text:p>
      <text:p text:style-name="P10"><text:s text:c="2"/>sudo tee /etc/apt/sources.list.d/docker.list &gt; /dev/null</text:p>
      <text:p text:style-name="P10">- Cập nhật APT và cài Docker</text:p>
      <text:p text:style-name="P10">sudo apt update</text:p>
      <text:p text:style-name="P10">sudo apt install docker-ce docker-ce-cli containerd.io docker-buildx-plugin docker-compose-plugin -y</text:p>
      <text:p text:style-name="P10">- Kiểm tra Docker đã cài chưa</text:p>
      <text:p text:style-name="P10">docker --version</text:p>
      <text:p text:style-name="P10">- Mở cổng <text:span text:style-name="T6">80 và 443, để trống chúng cho OpenedX, nếu có dịch vụ web khác đang chạy, tắt nếu không cần, hoặc tự tham khảo hướng dẫn thiết lập web proxy. Tốt nhất là để mặc định cổng 80 và 443.</text:span></text:p>
      <text:p text:style-name="P10">- Để tránh xung đột với các gói Python khác và giữ môi trường sạch, nên cài Tutor trong môi trường ảo Python. Còn nếu máy sinh ra chỉ để phục vụ cho openedX thì không cần.</text:p>
      <text:p text:style-name="P2"><text:tab/>python3 -m venv env</text:p>
      <text:p text:style-name="P2"><text:tab/>source env/bin/activate</text:p>
      <text:p text:style-name="P5">Thoát khỏi môi trường ảo bằng lệnh: <text:span text:style-name="T4">deactivate</text:span></text:p>
      <text:p text:style-name="P5">b. Installing:</text:p>
      <text:p text:style-name="P5">- Có <text:span text:style-name="T7">3 cách cày Tutor là cài bằng Python package, Binary release, mã nguồn. Trong đó cách mã nguồn chỉ dùng cho không có Python 3 trên máy, nó có nhược điểm là không thể dùng plugin tùy chỉnh để cấu hình. Vì vậy, cách đề xuất tốt nhất là dùng các package có sẵn, được update liên tục và có hỗ trợ cộng đồng.</text:span></text:p>
      <text:p text:style-name="P2"><text:tab/>sudo apt install python3 python3-pip libyaml-dev</text:p>
      <text:p text:style-name="P2"><text:tab/>pip install "tutor[full]"</text:p>
      <text:p text:style-name="P5">Sau khi cài đặt xong, dùng <text:span text:style-name="T4">which tutor</text:span> để kiểm tra phiên bản</text:p>
      <text:p text:style-name="P5">c. DNS configuration</text:p>
      <text:p text:style-name="P5"><text:soft-page-break/>- Khi chạy server trong môi trường production và được cấp DNS chính thức, lúc này ta cần khai báo DNS records để truy cập Open edX bằng tên miền chính thức trên trình duyệt.</text:p>
      <text:p text:style-name="P5">- Một bản ghi X với tên là hostname của LMS và giá trị bên trong là IP server. Một bản ghi CNAME trỏ subdomain về LMS_HOST để truy cập các ứng dụng Studio, Credentials:</text:p>
      <text:p text:style-name="P2"><text:tab/>learn <text:s text:c="2"/>1800 IN A <text:s text:c="4"/>1.1.1.1</text:p>
      <text:p text:style-name="P2"><text:tab/>*.learn 1800 IN CNAME learn.mydomain.com.</text:p>
      <text:p text:style-name="P5">d. Upgrade:</text:p>
      <text:p text:style-name="P13"><text:span text:style-name="T8">- Các bản phát hành chính </text:span><text:span text:style-name="T9">(major release) của Open edX được công bố 2 lần mỗi năm vào tháng 6 và tháng 12 bởi nhóm Open edX Build/Test/Release. Loại nâng cấp này không hỗ trợ downgrade, vì thế trước khi nâng sang một phiên bản mới, người dùng cần xem xét kỹ các thay đổi version trong file CHANGELOG.md và thực hiện sao lưu theo hướng dẫn:</text:span></text:p>
      <text:p text:style-name="P13"><text:span text:style-name="T9"><text:tab/></text:span><text:span text:style-name="T5">tutor local stop</text:span></text:p>
      <text:p text:style-name="P2"><text:tab/>sudo rsync -avr "$(tutor config printroot)"/ /tmp/tutor-backup/</text:p>
      <text:p text:style-name="P5"/>
      <text:p text:style-name="P5">- Để nâng cấp trang Open edX khi có một bản cập nhật tính năng hoặc vá lỗi từ nhà phát triển, ta không cần phải cày đặt lại từ đầu mà chỉ cần nâng cấp lại các gói tutor và dependency của nó:</text:p>
      <text:p text:style-name="P5"><text:tab/><text:span text:style-name="T4">tutor local stop</text:span></text:p>
      <text:p text:style-name="P2"><text:tab/>pip install --upgrade "tutor[full]"</text:p>
      <text:p text:style-name="P2"><text:tab/>tutor local launch </text:p>
      <text:p text:style-name="P6">e. Docker images configuration:</text:p>
      <text:p text:style-name="P6">- Nếu bạn chạy các Docker images đã tùy chỉnh, bạn cần build lại trước khi chạy launch:</text:p>
      <text:p text:style-name="P3"><text:tab/>tutor config save</text:p>
      <text:p text:style-name="P3"><text:tab/>tutor images build all # liệt kê ở đây các image cần build</text:p>
      <text:p text:style-name="P3"><text:tab/>tutor local launch</text:p>
      <text:p text:style-name="P6">f. Shell autocompletion</text:p>
      <text:p text:style-name="P6">- Tutor được xây dựng dựa trên Click, một thư viện khá mạnh mẽ để xây dựng công cụ CLI. Với hỗ trợ auto-completionn, người dùng có thể tiếp cận nhanh hơn với các lệnh mặc định mà không cần nhớ rõ, gõ trực tiếp:</text:p>
      <text:p text:style-name="P3">_TUTOR_COMPLETE=bash_source tutor &gt;&gt; ~/.bashrc #với bash</text:p>
      <text:p text:style-name="P3"><text:tab/><text:tab/>hoặc</text:p>
      <text:p text:style-name="P3">_TUTOR_COMPLETE=zsh_source tutor &gt;&gt; ~/.zshrc #với zsh</text:p>
      <text:p text:style-name="P6">Sau khi mở shell mới, bạn có thể thử gõ:</text:p>
      <text:p text:style-name="P3"><text:tab/>tutor &lt;tab&gt;&lt;tab&gt;</text:p>
      <text:p text:style-name="P6"><text:soft-page-break/>g. Uninstall</text:p>
      <text:p text:style-name="P6">- Việc gỡ bỏ Tutor và xóa nền tảng Open edX chạy local khá đơn giản, trước hết dừng rất cả nền tảng đang chạy local và xóa gói container:</text:p>
      <text:p text:style-name="P3"><text:tab/>tutor local stop</text:p>
      <text:p text:style-name="P3"><text:tab/>tutor local dc down --remove-orphans</text:p>
      <text:p text:style-name="P3"><text:tab/>tutor dev dc down –remove-orphans</text:p>
      <text:p text:style-name="P3"><text:tab/>sudo rm -rf "$(tutor config printroot)" # không thể khôi phục</text:p>
      <text:p text:style-name="P3"><text:tab/>pip uninstall tutor</text:p>
      <text:p text:style-name="P3"><text:tab/>pip freeze | grep tutor # xóa plugin</text:p>
      <text:p text:style-name="P3"><text:tab/>pip uninstall &lt;plugin-name&gt; # tên plugin muốn xóa</text:p>
      <text:p text:style-name="P6">III. Hướng dẫn sử dụng</text:p>
      <text:p text:style-name="P6">a. Lệnh bổ trợ:</text:p>
      <text:p text:style-name="P6">- Lấy đường dẫn hiện hành của Tutor:</text:p>
      <text:p text:style-name="P6"><text:tab/>tutor config printroot</text:p>
      <text:p text:style-name="P7"><text:span text:style-name="T16"><text:tab/></text:span><text:bookmark text:name="docs-internal-guid-14104604-7fff-564a-13aa-1d37ced7b1f6"/><text:span text:style-name="T10">-&gt; /home/</text:span><text:span text:style-name="T11">&lt;user_name&gt;</text:span><text:span text:style-name="T10">/.local/share/tutor</text:span></text:p>
      <text:p text:style-name="P7"><text:span text:style-name="T10">- Hiển thị cây thư mục</text:span></text:p>
      <text:p text:style-name="P7"><text:span text:style-name="T10"><text:tab/>tree -L num </text:span><text:span text:style-name="T11"># num là số cấp thư mục cần hiển thị</text:span></text:p>
      <text:p text:style-name="P7"><text:span text:style-name="T11">- ssh đến máy server</text:span></text:p>
      <text:p text:style-name="P7"><text:span text:style-name="T11"><text:tab/>ssh tma@11.11.7.185</text:span></text:p>
      <text:p text:style-name="P4"><text:span text:style-name="T12"><text:tab/></text:span><text:a xlink:type="simple" xlink:href="mailto:One612345678x@X" text:style-name="Internet_20_link" text:visited-style-name="Visited_20_Internet_20_Link">One612345678x@X</text:a></text:p>
      <text:p text:style-name="P7"><text:span text:style-name="T11">- Copy file/tệp</text:span></text:p>
      <text:p text:style-name="P7"><text:span text:style-name="T11"/></text:p>
      <text:p text:style-name="P16"><text:tab/><text:bookmark text:name="docs-internal-guid-f7813f65-7fff-2752-54e3-292125737a78"/>scp -r &lt;name&gt; tma@11.11.7.185:&lt;path&gt;</text:p>
      <text:p text:style-name="P17"><text:tab/><text:span text:style-name="T17">Ví dụ: copy thư mục X vào thư mục share trong local</text:span></text:p>
      <text:p text:style-name="P18"><text:span text:style-name="T14"><text:tab/></text:span><text:bookmark text:name="docs-internal-guid-40e7ac1b-7fff-a00c-3e26-80a67ac91759"/><text:span text:style-name="T14">scp -r X.c </text:span><text:a xlink:type="simple" xlink:href="mailto:tma@11.11.7.185" text:style-name="Internet_20_link" text:visited-style-name="Visited_20_Internet_20_Link">tma@11.11.7.185</text:a><text:span text:style-name="T14">:~/.local/share/</text:span></text:p>
      <text:p text:style-name="P18"><text:span text:style-name="T14">Nếu đó là file thì không cần dẫn -r</text:span></text:p>
      <text:p text:style-name="P18"><text:span text:style-name="T14">b. Building</text:span></text:p>
      <text:p text:style-name="P19"><text:span text:style-name="T14">- Run server: tutor local launch</text:span></text:p>
      <text:p text:style-name="P20"><text:span text:style-name="T14"><text:tab/>Lệnh này sẽ tải các Docker images, tạo database, khởi tạo dữ liệu</text:span></text:p>
      <text:p text:style-name="P20"><text:span text:style-name="T14"><text:s/>để chạy tất cả dịch vụ. Lúc này, nhiệm cụ của chúng ta là chỉ cần khai báo một số thông tin cần thiết cho Tutor để nó tiến hành khởi tạo. </text:span></text:p>
      <text:p text:style-name="P21"><text:span text:style-name="T14">## Pic comp from lab4</text:span></text:p>
      <text:p text:style-name="P22"><text:span text:style-name="T14">- Khởi tạo tài khoản superuser để quản lý CMS LMS. Mặc định khi truy cập vào trang CMS, người dùng đều bị chuyển về trang đăng nhập của LMS, tại đây</text:span></text:p>
      <text:p text:style-name="P22"><text:span text:style-name="T15">#### xác thực lms cms trong slide trước đây có trình bày chỉ cần bưng bên thuyết trình canvas mang qua là xong. </text:span><text:span text:style-name="T14"><text:s/></text:span></text:p>
      <text:p text:style-name="P22"><text:soft-page-break/><text:span text:style-name="T14">Khởi tạo superuser admin1 với mail và mật khẩu là abc@gmail.com </text:span><text:a xlink:type="simple" xlink:href="mailto:1234x@X" text:style-name="Internet_20_link" text:visited-style-name="Visited_20_Internet_20_Link"><text:span text:style-name="T15">1234x@X</text:span></text:a></text:p>
      <text:p text:style-name="P14"><text:bookmark text:name="docs-internal-guid-ae9e8c7d-7fff-baa1-ce93-28eb6734988e"/><text:span text:style-name="T20">tutor local do createuser --staff –superuser admin1 </text:span><text:a xlink:type="simple" xlink:href="mailto:abc@gmail.com" text:style-name="Internet_20_link" text:visited-style-name="Visited_20_Internet_20_Link"><text:span text:style-name="T20">abc@gmail.com</text:span></text:a></text:p>
      <text:p text:style-name="P14"><text:span text:style-name="T20">-&gt; </text:span><text:a xlink:type="simple" xlink:href="mailto:1234x@X" text:style-name="Internet_20_link" text:visited-style-name="Visited_20_Internet_20_Link"><text:span text:style-name="T20">1234x@X</text:span></text:a></text:p>
      <text:p text:style-name="P14"><text:span text:style-name="T20">c. LMS (Learn Moddle Studio)</text:span></text:p>
      <text:p text:style-name="P14"><text:span text:style-name="T20">- Before errol this course:</text:span></text:p>
      <text:p text:style-name="P15"><text:span text:style-name="T19">## anh 1</text:span></text:p>
      <text:p text:style-name="P15"><text:span text:style-name="T19">- </text:span></text:p>
      <text:p text:style-name="P22"><text:span text:style-name="T15"><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Roboto Mono" svg:font-family="'Roboto Mono', monospace"/>
    <style:font-face style:name="Roboto" svg:font-family="Roboto, sans-serif"/>
    <style:font-face style:name="Times New Roman" svg:font-family="'Times New Roman',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9-06T16:57:17.260321626</meta:creation-date>
    <meta:editing-duration>PT43M43S</meta:editing-duration>
    <meta:editing-cycles>6</meta:editing-cycles>
    <meta:generator>LibreOffice/6.0.7.3$Linux_X86_64 LibreOffice_project/00m0$Build-3</meta:generator>
    <dc:date>2025-09-07T21:43:13.349512258</dc:date>
    <meta:document-statistic meta:table-count="0" meta:image-count="0" meta:object-count="0" meta:page-count="5" meta:paragraph-count="111" meta:word-count="1262" meta:character-count="6718" meta:non-whitespace-character-count="5500"/>
  </office:meta>
</office:document-meta>
</file>